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850" officeooo:paragraph-rsid="00034850"/>
    </style:style>
    <style:style style:name="P2" style:family="paragraph" style:parent-style-name="Standard">
      <style:text-properties officeooo:rsid="0003efa7" officeooo:paragraph-rsid="0003e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s de Computación<text:tab/><text:tab/><text:tab/><text:tab/><text:tab/>Jorge Gangoso Klöck</text:p>
      <text:p text:style-name="P1"><text:s/></text:p>
      <text:p text:style-name="P1">Práctica 1<text:tab/>- <text:tab/>15/10/2020</text:p>
      <text:p text:style-name="P1"/>
      <text:p text:style-name="P2">Experimentación de Gramát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5:37:34.329000000</meta:creation-date>
    <dc:date>2020-10-15T19:32:49.421000000</dc:date>
    <meta:editing-duration>PT3H45M5S</meta:editing-duration>
    <meta:editing-cycles>1</meta:editing-cycles>
    <meta:document-statistic meta:table-count="0" meta:image-count="0" meta:object-count="0" meta:page-count="1" meta:paragraph-count="4" meta:word-count="13" meta:character-count="100" meta:non-whitespace-character-count="84"/>
    <meta:generator>LibreOffice/6.0.5.2$Windows_X86_64 LibreOffice_project/54c8cbb85f300ac59db32fe8a675ff7683cd5a16</meta:generator>
  </office:meta>
</office:document-meta>
</file>